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8.098cm" fo:margin-left="-0.829cm" fo:margin-top="0cm" fo:margin-bottom="0cm" table:align="left" style:writing-mode="lr-tb"/>
    </style:style>
    <style:style style:name="Tableau1.A" style:family="table-column">
      <style:table-column-properties style:column-width="18.096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eb2c2"/>
    </style:style>
    <style:style style:name="P2" style:family="paragraph" style:parent-style-name="Standard" style:list-style-name="WWNum2">
      <style:text-properties officeooo:paragraph-rsid="001eb2c2"/>
    </style:style>
    <style:style style:name="P3" style:family="paragraph" style:parent-style-name="Standard" style:list-style-name="WWNum2">
      <style:text-properties officeooo:rsid="001fbfcd" officeooo:paragraph-rsid="001fbfcd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officeooo:paragraph-rsid="001eb2c2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<text:span text:style-name="T1">Charte de vie de classe</text:span></text:p>
          </table:table-cell>
        </table:table-row>
        <table:table-row table:style-name="Tableau1.1">
          <table:table-cell table:style-name="Tableau1.A1" office:value-type="string">
            <text:list xml:id="list2036104948" text:style-name="WWNum2">
              <text:list-item>
                <text:p text:style-name="P2">les élèves doivent faire preuve de civilité les uns envers les autres et aussi envers les professeurs : </text:p>
                <text:list>
                  <text:list-item>
                    <text:p text:style-name="P2">dire bonjour en arrivant</text:p>
                  </text:list-item>
                  <text:list-item>
                    <text:p text:style-name="P3">suivre les consignes du professeur</text:p>
                  </text:list-item>
                  <text:list-item>
                    <text:p text:style-name="P2">enlever son MP3 en rentrant en classe</text:p>
                  </text:list-item>
                  <text:list-item>
                    <text:p text:style-name="P2">frapper à la porte avant d’entrer</text:p>
                  </text:list-item>
                  <text:list-item>
                    <text:p text:style-name="P2">s’excuser pour son retard</text:p>
                  </text:list-item>
                  <text:list-item>
                    <text:p text:style-name="P2">accepter tout camarade à coté de soi</text:p>
                  </text:list-item>
                  <text:list-item>
                    <text:p text:style-name="P2">ne pas se moquer des autres</text:p>
                  </text:list-item>
                  <text:list-item>
                    <text:p text:style-name="P2">ne pas manger en classe</text:p>
                  </text:list-item>
                  <text:list-item>
                    <text:p text:style-name="P2">maîtriser son langage et ses paroles envers le professeur et ses camarades</text:p>
                  </text:list-item>
                  <text:list-item>
                    <text:p text:style-name="P2">éviter les bousculades</text:p>
                  </text:list-item>
                </text:list>
              </text:list-item>
              <text:list-item>
                <text:p text:style-name="P2">les élèves doivent travailler : </text:p>
                <text:list>
                  <text:list-item>
                    <text:p text:style-name="P2">arriver à l’heure</text:p>
                  </text:list-item>
                  <text:list-item>
                    <text:p text:style-name="P2">assister à tous les cours</text:p>
                  </text:list-item>
                  <text:list-item>
                    <text:p text:style-name="P2">rattraper les cours en cas d’absences</text:p>
                  </text:list-item>
                  <text:list-item>
                    <text:p text:style-name="P2">écouter et participer activement au cours</text:p>
                  </text:list-item>
                  <text:list-item>
                    <text:p text:style-name="P2">ne pas perturber le cours par des bavardages intempestifs</text:p>
                  </text:list-item>
                  <text:list-item>
                    <text:p text:style-name="P2">apporter le matériel nécessaire à chaque cours (feuilles, livre…)</text:p>
                  </text:list-item>
                  <text:list-item>
                    <text:p text:style-name="P2">effectuer le travail demandé dans les délais</text:p>
                  </text:list-item>
                  <text:list-item>
                    <text:p text:style-name="P2">……..</text:p>
                  </text:list-item>
                </text:list>
              </text:list-item>
            </text:list>
          </table:table-cell>
        </table:table-row>
      </table:table>
      <text:p text:style-name="P4"/>
      <text:p text:style-name="P4"/>
      <text:p text:style-name="P4"><text:span text:style-name="T1">Signatures : </text:span></text:p>
      <text:p text:style-name="P4"/>
      <text:p text:style-name="P4"/>
      <text:p text:style-name="P4">De l’élève<text:tab/><text:tab/><text:tab/><text:tab/><text:tab/><text:tab/><text:tab/>des Paren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09:39:44.173375082</meta:creation-date>
    <dc:date>2020-09-03T10:06:06.893476935</dc:date>
    <meta:editing-duration>PT26M23S</meta:editing-duration>
    <meta:editing-cycles>2</meta:editing-cycles>
    <meta:generator>LibreOffice/6.4.5.2$Linux_X86_64 LibreOffice_project/40$Build-2</meta:generator>
    <meta:document-statistic meta:table-count="1" meta:image-count="0" meta:object-count="0" meta:page-count="1" meta:paragraph-count="23" meta:word-count="159" meta:character-count="845" meta:non-whitespace-character-count="720"/>
  </office:meta>
</office:document-meta>
</file>